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0d74" officeooo:paragraph-rsid="001b0d74"/>
    </style:style>
    <style:style style:name="P2" style:family="paragraph" style:parent-style-name="Standard">
      <style:text-properties officeooo:rsid="001d650c" officeooo:paragraph-rsid="001d650c"/>
    </style:style>
    <style:style style:name="T1" style:family="text">
      <style:text-properties officeooo:rsid="00198d35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Mini<text:span text:style-name="T1">HDFS测试用例及文档</text:span></text:p>
      <text:p text:style-name="P2">Notice：</text:p>
      <text:p text:style-name="P2">1. 该系统<text:span text:style-name="T2">暂不支持中文文件名</text:span>，如果使用中文文件名，会出现文件不能完成创建的情况。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3T16:57:21.005173631</meta:creation-date>
    <dc:date>2014-08-03T17:21:29.593342014</dc:date>
    <meta:editing-duration>PT23M18S</meta:editing-duration>
    <meta:editing-cycles>7</meta:editing-cycles>
    <meta:generator>LibreOffice/4.2.4.2$Linux_X86_64 LibreOffice_project/420m0$Build-2</meta:generator>
    <meta:document-statistic meta:table-count="0" meta:image-count="0" meta:object-count="0" meta:page-count="1" meta:paragraph-count="4" meta:word-count="49" meta:character-count="64" meta:non-whitespace-character-count="62"/>
  </office:meta>
</office:document-meta>
</file>